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2-21_16-22-54_000.jpg</text:p>
          </table:table-cell>
          <table:table-cell table:style-name="ce26" office:value-type="string">
            <text:p>:bookmemo / 読んだ本 / 『私はなぜイスラーム教徒になったのか』 / 著者=中田考 / 途中 ここま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私はなぜイスラーム教徒になったのか』 / 著者=中田考 / 途中 ここまで">
            <text:p>:bookmemo / 読んだ本 / 『私はなぜイスラーム教徒になったのか』 / 著者=中田考 / 途中 ここまで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2-22_09-29-04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2-22_02-34-12_000.jpg</text:p>
          </table:table-cell>
          <table:table-cell table:style-name="ce26" office:value-type="string">
            <text:p>:m :PHOTO 寝た時刻 / 2023 / オナニー、未了、duration=50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50m時間ぐらい,other=~">
            <text:p>:m :PHOTO 寝た時刻 / 2023 / オナニー、未了、duration=50m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2-21_13-40-5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2-21_21-17-2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2-22_00-38-3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３日、経過,occasion=経過観察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３日、経過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３日、経過,occasion=経過観察,id=2023-02-16_11-12-57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string">
            <text:p>2023-02-22_00-39-34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再度、攪拌,occasion=経過観察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攪拌した。再度、攪拌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再度、攪拌,occasion=経過観察,id=2023-02-16_11-12-57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22_00-39-0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再度、攪拌。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再度、攪拌。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再度、攪拌。,id=2023-02-13_01-36-56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22_00-38-2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３日後。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３日後。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３日後。,id=2023-02-13_01-36-56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2-22_09-37-0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 office:value-type="string">
            <text:p>2023-02-21_15-20-09_000.jpg</text:p>
          </table:table-cell>
          <table:table-cell table:style-name="ce26" office:value-type="string">
            <text:p>:m #*# RES / free# S87DP9 記事読み / id=DS01(browser=yan) / media=ei / theme=パレスチナ：難民キャンプ：スパイ活動,content=~,w=Adam-Smith-International;Panorama(TV-program);Samar-Batrami(a-person) / genre=~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2-21_15-34-02_000.jpg</text:p>
          </table:table-cell>
          <table:table-cell table:style-name="ce26" office:value-type="string">
            <text:p>:m #*# RES / free# S87DP9 記事読み / id=JT2N(browser=tor) / media=ptv / theme=シリア：災害：対応状況、被災状況,content=~,w=~ / genre=~ / other=~ || :m #*# RES / free# S87DP9 記事読み / id=O854(browser=tor) / media=ptv / theme=palestine:teenager:killed,content=Muntaser-Mohammad-Shawwa(from-Nablus),w=~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free# S87DP9 記事読み / id=JT2N(browser=tor) / media=ptv / theme=シリア：災害：対応状況、被災状況,content=~,w=~ / genre=~ / other=~ || :m #*# RES / free# S87DP9 記事読み / id=O854(browser=tor) / media=ptv / theme=palestine:teenager:killed,content=Muntaser-Mohammad-Shawwa(from-Nablus),w=~ / genre=~ / other=~">
            <text:p>:m #*# RES / free# S87DP9 記事読み / id=JT2N(browser=tor) / media=ptv / theme=シリア：災害：対応状況、被災状況,content=~,w=~ / genre=~ / other=~ || :m #*# RES / free# S87DP9 記事読み / id=O854(browser=tor) / media=ptv / theme=palestine:teenager:killed,content=Muntaser-Mohammad-Shawwa(from-Nablus),w=~ / genre=~ / 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2-21_17-03-31_000.jpg</text:p>
          </table:table-cell>
          <table:table-cell table:style-name="ce26" office:value-type="string">
            <text:p>:m RES 1*2 / free# JVEMV6 82#_BW8K / 82. math-research / topics=グラフの線分の、下部：線分の両端を対角点とする、四角形：両者の、面積の、比率,w=,s=~,i=~,doc=~,other=q+:q-id.THXO;calc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RES 1*2 / free# JVEMV6 82#_BW8K / 82. math-research / topics=グラフの線分の、下部：線分の両端を対角点とする、四角形：両者の、面積の、比率,w=,s=~,i=~,doc=~,other=q+:q-id.THXO;calc+">
            <text:p>:m RES 1*2 / free# JVEMV6 82#_BW8K / 82. math-research / topics=グラフの線分の、下部：線分の両端を対角点とする、四角形：両者の、面積の、比率,w=,s=~,i=~,doc=~,other=q+:q-id.THXO;calc+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21_17-04-00_000.jpg</text:p>
          </table:table-cell>
          <table:table-cell table:style-name="ce26" office:value-type="string">
            <text:p>:m RES 2*2 / free# JVEMV6 82#_BW8K / 82. math-research / topics=グラフの線分の、下部：線分の両端を対角点とする、四角形：両者の、面積の、比率,w=,s=~,i=~,doc=~,other=q+:q-id.THXO(new);found+;q+:q-id.OFVR(new);q-id.98M2(new); || :m :? #*# / topic=math:グラフの線分の、下部：線分の両端を対角点とする、四角形：両者の、面積の、比率 / content=~ / status=~ / other=~,id=q-id.THXO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RES 2*2 / free# JVEMV6 82#_BW8K / 82. math-research / topics=グラフの線分の、下部：線分の両端を対角点とする、四角形：両者の、面積の、比率,w=,s=~,i=~,doc=~,other=q+:q-id.THXO(new);found+;q+:q-id.OFVR(new);q-id.98M2(new); || :m :? #*# / topic=math:グラフの線分の、下部：線分の両端を対角点とする、四角形：両者の、面積の、比率 / content=~ / status=~ / other=~,id=q-id.THXO">
            <text:p>:m RES 2*2 / free# JVEMV6 82#_BW8K / 82. math-research / topics=グラフの線分の、下部：線分の両端を対角点とする、四角形：両者の、面積の、比率,w=,s=~,i=~,doc=~,other=q+:q-id.THXO(new);found+;q+:q-id.OFVR(new);q-id.98M2(new); || :m :? #*# / topic=math:グラフの線分の、下部：線分の両端を対角点とする、四角形：両者の、面積の、比率 / content=~ / status=~ / other=~,id=q-id.THXO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0" office:value-type="string">
            <text:p>2023-02-22_09-50-12_000.jpg</text:p>
          </table:table-cell>
          <table:table-cell table:style-name="ce26" office:value-type="string">
            <text:p>:m :th,mysl / topic=イスラム教：アッラー / content=「アッラー」が、温かい；「大國立ちの…」、淋しい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:th,mysl / topic=イスラム教：アッラー / content=「アッラー」が、温かい；「大國立ちの…」、淋しい,other=~ / lang=ja">
            <text:p>:m :th,mysl / topic=イスラム教：アッラー / content=「アッラー」が、温かい；「大國立ちの…」、淋しい,other=~ / lang=ja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0" office:value-type="string">
            <text:p>2023-02-22_11-47-33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18 / w=牛込,topic=出火場所；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JVEMV6 64#218_chosenjin_gyakusatsu / 『関東大震災　「朝鮮人虐殺の真実」』 著者=工藤美代子,校注=~,出版社=産経新聞出版 / p.118 / w=牛込,topic=出火場所；,publisher=~,other=~">
            <text:p>:m #*# RES / JVEMV6 64#218_chosenjin_gyakusatsu / 『関東大震災　「朝鮮人虐殺の真実」』 著者=工藤美代子,校注=~,出版社=産経新聞出版 / p.118 / w=牛込,topic=出火場所；,publisher=~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2-22_11-47-58_000.jpg</text:p>
          </table:table-cell>
          <table:table-cell table:style-name="ce26" office:value-type="string">
            <text:p>:m #*# / memo:other(m:other) / topic=習字, about=,other=,id=~,content=爆;弾;阪;朝;捜;新;報;密;使;科;種;災;正;確;出;題;場;所;谷;牛;夜;同;時;員;数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/ memo:other(m:other) / topic=習字, about=,other=,id=~,content=爆;弾;阪;朝;捜;新;報;密;使;科;種;災;正;確;出;題;場;所;谷;牛;夜;同;時;員;数;">
            <text:p>:m #*# / memo:other(m:other) / topic=習字, about=,other=,id=~,content=爆;弾;阪;朝;捜;新;報;密;使;科;種;災;正;確;出;題;場;所;谷;牛;夜;同;時;員;数;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2">2023/02/22</text:date>, <text:time>12:28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22T12:28:19.61</dc:date>
    <dc:creator>iwabuchi ken</dc:creator>
    <meta:editing-duration>P54DT3H39M20S</meta:editing-duration>
    <meta:editing-cycles>17467</meta:editing-cycles>
    <meta:document-statistic meta:table-count="2" meta:cell-count="926" meta:object-count="0"/>
    <meta:user-defined meta:name="qrichtext">1</meta:user-defined>
  </office:meta>
</office:document-meta>
</file>